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2b04ef" officeooo:paragraph-rsid="002c984c"/>
    </style:style>
    <style:style style:name="P2" style:family="paragraph" style:parent-style-name="Text_20_body" style:list-style-name="L1">
      <style:paragraph-properties fo:margin-top="0cm" fo:margin-bottom="0cm" loext:contextual-spacing="false" fo:padding="0.049cm" fo:border="0.06pt solid #d9d9e3"/>
    </style:style>
    <style:style style:name="P3" style:family="paragraph" style:parent-style-name="Text_20_body" style:list-style-name="L2">
      <style:paragraph-properties fo:margin-top="0cm" fo:margin-bottom="0cm" loext:contextual-spacing="false" fo:padding="0.049cm" fo:border="0.06pt solid #d9d9e3"/>
    </style:style>
    <style:style style:name="P4" style:family="paragraph" style:parent-style-name="Text_20_body" style:list-style-name="L3">
      <style:paragraph-properties fo:margin-top="0cm" fo:margin-bottom="0cm" loext:contextual-spacing="false" fo:padding="0.049cm" fo:border="0.06pt solid #d9d9e3"/>
    </style:style>
    <style:style style:name="P5" style:family="paragraph" style:parent-style-name="Text_20_body" style:list-style-name="L1">
      <style:paragraph-properties fo:padding="0.049cm" fo:border="0.06pt solid #d9d9e3"/>
    </style:style>
    <style:style style:name="P6" style:family="paragraph" style:parent-style-name="Text_20_body" style:list-style-name="L2">
      <style:paragraph-properties fo:padding="0.049cm" fo:border="0.06pt solid #d9d9e3"/>
    </style:style>
    <style:style style:name="P7" style:family="paragraph" style:parent-style-name="Text_20_body" style:list-style-name="L3">
      <style:paragraph-properties fo:padding="0.049cm" fo:border="0.06pt solid #d9d9e3"/>
    </style:style>
    <style:style style:name="P8" style:family="paragraph" style:parent-style-name="Heading_20_2">
      <style:paragraph-properties fo:padding="0.049cm" fo:border="0.06pt solid #d9d9e3"/>
    </style:style>
    <style:style style:name="P9" style:family="paragraph" style:parent-style-name="Heading_20_1">
      <style:paragraph-properties fo:padding="0.049cm" fo:border="0.06pt solid #d9d9e3"/>
    </style:style>
    <style:style style:name="P10" style:family="paragraph" style:parent-style-name="Standard">
      <style:text-properties officeooo:paragraph-rsid="001d8cf0"/>
    </style:style>
    <style:style style:name="P11" style:family="paragraph" style:parent-style-name="Standard">
      <style:text-properties officeooo:paragraph-rsid="001f1811"/>
    </style:style>
    <style:style style:name="P12" style:family="paragraph" style:parent-style-name="Standard">
      <style:text-properties officeooo:paragraph-rsid="0023ae76"/>
    </style:style>
    <style:style style:name="P13" style:family="paragraph" style:parent-style-name="Standard">
      <style:text-properties officeooo:paragraph-rsid="00251feb"/>
    </style:style>
    <style:style style:name="P14" style:family="paragraph" style:parent-style-name="Standard">
      <style:text-properties officeooo:paragraph-rsid="00265b6e"/>
    </style:style>
    <style:style style:name="P15" style:family="paragraph" style:parent-style-name="Standard">
      <style:text-properties officeooo:rsid="00265b6e" officeooo:paragraph-rsid="00265b6e"/>
    </style:style>
    <style:style style:name="P16" style:family="paragraph" style:parent-style-name="Standard">
      <style:text-properties officeooo:rsid="00265b6e" officeooo:paragraph-rsid="0028073d"/>
    </style:style>
    <style:style style:name="P17" style:family="paragraph" style:parent-style-name="Standard">
      <style:text-properties officeooo:rsid="00265b6e" officeooo:paragraph-rsid="002c984c"/>
    </style:style>
    <style:style style:name="P18" style:family="paragraph" style:parent-style-name="Standard">
      <style:text-properties officeooo:rsid="00265b6e" officeooo:paragraph-rsid="002e32c4"/>
    </style:style>
    <style:style style:name="P19" style:family="paragraph" style:parent-style-name="Standard">
      <style:text-properties officeooo:paragraph-rsid="0028073d"/>
    </style:style>
    <style:style style:name="P20" style:family="paragraph" style:parent-style-name="Standard">
      <style:text-properties officeooo:paragraph-rsid="002a01e7"/>
    </style:style>
    <style:style style:name="P21" style:family="paragraph" style:parent-style-name="Standard">
      <style:text-properties officeooo:rsid="002aec60" officeooo:paragraph-rsid="002aec60"/>
    </style:style>
    <style:style style:name="P22" style:family="paragraph" style:parent-style-name="Standard">
      <style:text-properties officeooo:rsid="002aec60" officeooo:paragraph-rsid="002c984c"/>
    </style:style>
    <style:style style:name="P23" style:family="paragraph" style:parent-style-name="Standard">
      <style:text-properties officeooo:paragraph-rsid="002b04ef"/>
    </style:style>
    <style:style style:name="P24" style:family="paragraph" style:parent-style-name="Standard">
      <style:text-properties officeooo:rsid="002b04ef" officeooo:paragraph-rsid="002c984c"/>
    </style:style>
    <style:style style:name="P25" style:family="paragraph" style:parent-style-name="Standard">
      <style:text-properties officeooo:paragraph-rsid="002c984c"/>
    </style:style>
    <style:style style:name="P26" style:family="paragraph" style:parent-style-name="Standard">
      <style:text-properties officeooo:paragraph-rsid="002cce20"/>
    </style:style>
    <style:style style:name="P27" style:family="paragraph" style:parent-style-name="Standard">
      <style:text-properties officeooo:paragraph-rsid="002e7841"/>
    </style:style>
    <style:style style:name="T1" style:family="text">
      <style:text-properties officeooo:rsid="001d8cf0"/>
    </style:style>
    <style:style style:name="T2" style:family="text">
      <style:text-properties officeooo:rsid="001f1811"/>
    </style:style>
    <style:style style:name="T3" style:family="text">
      <style:text-properties officeooo:rsid="00207f43"/>
    </style:style>
    <style:style style:name="T4" style:family="text">
      <style:text-properties officeooo:rsid="00220ea6"/>
    </style:style>
    <style:style style:name="T5" style:family="text">
      <style:text-properties officeooo:rsid="0023ae76"/>
    </style:style>
    <style:style style:name="T6" style:family="text">
      <style:text-properties officeooo:rsid="00251feb"/>
    </style:style>
    <style:style style:name="T7" style:family="text">
      <style:text-properties officeooo:rsid="00265b6e"/>
    </style:style>
    <style:style style:name="T8" style:family="text">
      <style:text-properties officeooo:rsid="0028073d"/>
    </style:style>
    <style:style style:name="T9" style:family="text">
      <style:text-properties officeooo:rsid="002a01e7"/>
    </style:style>
    <style:style style:name="T10" style:family="text">
      <style:text-properties officeooo:rsid="002aec60"/>
    </style:style>
    <style:style style:name="T11" style:family="text">
      <style:text-properties officeooo:rsid="002b04ef"/>
    </style:style>
    <style:style style:name="T12" style:family="text">
      <style:text-properties officeooo:rsid="002c984c"/>
    </style:style>
    <style:style style:name="T13" style:family="text">
      <style:text-properties officeooo:rsid="002cce20"/>
    </style:style>
    <style:style style:name="T14" style:family="text">
      <style:text-properties officeooo:rsid="002e32c4"/>
    </style:style>
    <style:style style:name="T15" style:family="text">
      <style:text-properties officeooo:rsid="002e7841"/>
    </style:style>
    <style:style style:name="T16" style:family="text">
      <style:text-properties loext:padding="0.049cm" loext:border="0.06pt solid #d9d9e3"/>
    </style:style>
    <style:style style:name="T1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- Considerando las 4 horas disponibles para la realización de la tarea, he decidido organizar las pruebas en 2 grupos:<text:line-break/><text:line-break/> - Pruebas UI: Interactuar con todos y cada uno de los ele<text:span text:style-name="T1">m</text:span>entos visuales.<text:line-break/> - Pruebas Funcionales: Aplicar caj<text:span text:style-name="T5">a negra, blanca y gris (según sea el caso)</text:span> para validar el funcionamiento de la aplicación.</text:p>
      <text:p text:style-name="P10"/>
      <text:p text:style-name="P13"><text:span text:style-name="T1"># Test Plan</text:span><text:line-break/><text:line-break/>## Pruebas UI<text:line-break/><text:line-break/>- UI-001<text:line-break/> <text:s/>- Nombre: Valor "None" en el campo "Collection profile"<text:line-break/> <text:s/>- Descripción: El software no debe generar un informe de log en caso de contener el valor "None" para el campo "Collection profile"<text:line-break/> <text:s/>- Datos de entrada: Collection profile = "None"<text:line-break/> <text:s/>- Datos de salida: Mensaje informativo<text:line-break/> <text:s/>- Resultado espe<text:span text:style-name="T2">r</text:span>ado: Alerta que indique la no posibilidad de generar el informe.<text:line-break/> <text:s/>- Resultado obtenido: Se visualiza la ventana "ESET Log Collector" que incluye el mensaje "No artifacts are selected"<text:line-break/> <text:s/>- Estado: PASSED<text:line-break/> <text:s/>- Bugs: N/A<text:line-break/><text:line-break/>- UI-002<text:line-break/> <text:s/>- Nombre: Valor "" en el campo "Save archive as" </text:p>
      <text:p text:style-name="P11">- Descripción: El software no debe generar un informe de log en caso de contener el valor "" para el campo "<text:span text:style-name="T2">Save archive as</text:span>"<text:line-break/> - Datos de entrada: <text:span text:style-name="T2">Save archive as</text:span> = ""<text:line-break/> - Datos de salida: Mensaje informativo<text:line-break/> - Resultado espe<text:span text:style-name="T2">r</text:span>ado: Alerta que indique la no posibilidad de generar el informe.<text:line-break/> - Resultado obtenido: Se visualiza la ventana "ESET Log Collector" que incluye el mensaje "<text:span text:style-name="T2">D</text:span>estination name cannot be empty"<text:line-break/> - Estado: PASSED<text:line-break/> - Bugs: N/A</text:p>
      <text:p text:style-name="P11"/>
      <text:p text:style-name="P11">- UI-00<text:span text:style-name="T2">3</text:span><text:line-break/> <text:s/>- Nombre: <text:span text:style-name="T2">Botón de ayuda (?)</text:span> </text:p>
      <text:p text:style-name="P13">- Descripción: El software debe <text:span text:style-name="T3">abrir una pestaña en el navegador con el link: (https://help.eset.com/elc/4.9/es-ES/)</text:span><text:line-break/> - Datos de entrada: <text:span text:style-name="T3">Click en botón de ayuda (?)</text:span><text:line-break/> - Datos de salida: <text:span text:style-name="T4">Nueva pestaña abierta en el navegador con el link: (https://help.eset.com/elc/4.9/es-ES/)</text:span><text:line-break/> - Resultado espe<text:span text:style-name="T2">r</text:span>ado: <text:span text:style-name="T4">Que se habrá el navegador con una pestaña en el link: (https://help.eset.com/elc/4.9/es-ES/)</text:span><text:line-break/> - Resultado obtenido: <text:span text:style-name="T4">Se abre la pestaña del navegador correctamente con el link correcto: (https://help.eset.com/elc/4.9/es-ES/)</text:span><text:line-break/> - Estado: PASSED<text:line-break/> - Bugs: N/A</text:p>
      <text:p text:style-name="P13"/>
      <text:p text:style-name="P13"/>
      <text:p text:style-name="P13"/>
      <text:p text:style-name="P13"><text:soft-page-break/>- UI-00<text:span text:style-name="T6">4</text:span><text:line-break/> <text:s/>- Nombre: <text:span text:style-name="T6">Probar los checkbox</text:span> </text:p>
      <text:p text:style-name="P19">- Descripción: <text:span text:style-name="T7">El software debe permitir seleccionar y desmarcar los checkbox del campo “Objetos a recopilar” y del campo “proteger archivo comprimido con contraseña”</text:span><text:line-break/> - Datos de entrada: <text:span text:style-name="T3">Click en checkbox</text:span><text:line-break/> - Datos de salida: <text:span text:style-name="T7">marcación y desmarcación de los checkbox</text:span><text:line-break/> - Resultado espe<text:span text:style-name="T2">r</text:span>ado: <text:span text:style-name="T7">Que los checkbox permitan seleccionarse y desmarcarse con un click sobre ellos.</text:span><text:line-break/> - Resultado obtenido: <text:span text:style-name="T7">Los checkbox permiten seleccionarse y desmarcarse con un click sobre ellos.</text:span><text:line-break/> - Estado: PASSED<text:line-break/> - Bugs: N/A</text:p>
      <text:p text:style-name="P23"/>
      <text:p text:style-name="P23">- UI-00<text:span text:style-name="T8">5</text:span><text:line-break/> <text:s/>- Nombre: <text:span text:style-name="T12">Probar los desplegables.</text:span></text:p>
      <text:p text:style-name="P23">- Descripción: <text:span text:style-name="T7">El software debe permitir seleccionar en los desplegables varias opciones.</text:span><text:line-break/> - Datos de entrada: <text:span text:style-name="T12">Distintas opciones dentro del desplegable</text:span> <text:line-break/> - Datos de salida: <text:span text:style-name="T9">Cambio en el valor del desplegable con el valor que se haya seleccionado.</text:span><text:line-break/> - Resultado espe<text:span text:style-name="T2">r</text:span>ado: <text:span text:style-name="T9">Que el valor que seleccionemos se quede fijado en el input.</text:span><text:line-break/> - Resultado obtenido: <text:span text:style-name="T9">El valor que seleccionamos se queda fijado en el input.</text:span><text:line-break/> - Estado: PASSED<text:line-break/> - Bugs: N/A</text:p>
      <text:p text:style-name="P23"/>
      <text:p text:style-name="P25">- UI-00<text:span text:style-name="T12">6</text:span><text:line-break/> <text:s/>- Nombre: <text:span text:style-name="T12">Probar input y botón (…) de ruta de salida.</text:span></text:p>
      <text:p text:style-name="P25">- Descripción: <text:span text:style-name="T12">Al clickar en el botón debe permitirte seleccionar la ruta de salida, también puedes escribirla o pegarla manualmente en el input.</text:span><text:line-break/> - Datos de entrada: <text:span text:style-name="T12">click en botón (…) | introducción de la ruta manualmente en el input</text:span><text:line-break/> - Datos de salida: <text:span text:style-name="T12">Cambio en el input según lo que seleccionemos o escribamos manualmente.</text:span><text:line-break/> - Resultado espe<text:span text:style-name="T2">r</text:span>ado: <text:span text:style-name="T9">Que el valor que seleccionemos o escribamos se quede fijado en el input.</text:span><text:line-break/> - Resultado obtenido: <text:span text:style-name="T9">El valor que seleccionamos o escribimos se queda fijado en el input. </text:span><text:line-break/> - Estado: PASSED<text:line-break/> - Bugs: N/A<text:line-break/><text:line-break/>- UI-00<text:span text:style-name="T11">7</text:span>:<text:line-break/> - Nombre: Editar texto en el campo "Operation log" **NO TIENE QUE SUCEDER**</text:p>
      <text:p text:style-name="P26"><text:line-break/><text:line-break/>## Pruebas Funcionales<text:line-break/><text:line-break/>- FUN-001:<text:line-break/> <text:s/>- Nombre: Seleccionar el checkbox "Protect archive by password" **UTILIZANDO CLAVE INCORRECTA**<text:line-break/> <text:s/>- Pasos:<text:line-break/> <text:s text:c="3"/>- Paso 1: Definir ruta de salida<text:line-break/> <text:s text:c="3"/>- Paso 2: Hacer click en "Protect archive by password"<text:line-break/> <text:s text:c="3"/>- Paso 3: Verificar ícono (i)<text:line-break/> <text:s text:c="3"/>- Paso 4: Tomar nota de la password 'infected' para descomprimir el fichero</text:p>
      <text:p text:style-name="P26"><text:s text:c="5"/>-<text:span text:style-name="T13">Paso 5: Pulsar el botón Recopilar y esperar a que termine el proceso.</text:span><text:line-break/> <text:s text:c="3"/>- Paso <text:span text:style-name="T13">6</text:span>: Descomprimir el fichero<text:line-break/> <text:s text:c="3"/>- Paso <text:span text:style-name="T13">7</text:span>: Ingresar 'detcefni' como clave para descomprimir<text:line-break/> <text:s/>- **FAILED** <text:s/><text:line-break/><text:soft-page-break/><text:line-break/></text:p>
      <text:p text:style-name="P26">- FUN-002:<text:line-break/> - Nombre: Seleccionar el checkbox "Protect archive by password" **UTILIZANDO CLAVE CORRECTA**<text:line-break/> - Pasos:<text:line-break/> - Paso 1: Definir ruta de salida<text:line-break/> - Paso 2: Hacer click en "Protect archive by password"<text:line-break/> - Paso 3: Verificar ícono (i)<text:line-break/> - Paso 4: Tomar nota de la password 'infected' para descomprimir el fichero</text:p>
      <text:p text:style-name="P26"><text:s text:c="2"/>-<text:span text:style-name="T13">Paso 5: Pulsar el botón Recopilar y esperar a que termine el proceso.</text:span><text:line-break/> - Paso <text:span text:style-name="T13">6</text:span>: Descomprimir el fichero<text:line-break/> - Paso <text:span text:style-name="T13">7</text:span>: Ingresar 'infected' como clave para descomprimir<text:line-break/> - **PASSED**</text:p>
      <text:p text:style-name="P20"/>
      <text:p text:style-name="P11"/>
      <text:p text:style-name="P13">- FUN-00<text:span text:style-name="T6">3</text:span>:<text:line-break/> - Nombre: Valor "<text:span text:style-name="T6">Default</text:span>" en el campo "Collection profile"<text:line-break/> - Pasos: <text:line-break/> - Paso 1: Definir ruta de salida</text:p>
      <text:p text:style-name="P26"><text:s/>- Paso <text:span text:style-name="T6">2</text:span>: <text:span text:style-name="T13">Pulsar el botón Recopilar y esperar a que termine el proceso.</text:span></text:p>
      <text:p text:style-name="P13">- Paso <text:span text:style-name="T6">3</text:span>: Descomprimir el fichero<text:line-break/> - **PASSED**</text:p>
      <text:p text:style-name="P11"/>
      <text:p text:style-name="P13"/>
      <text:p text:style-name="P26">- FUN-00<text:span text:style-name="T6">4</text:span>:<text:line-break/> - Nombre: Valor "<text:span text:style-name="T13">P</text:span>ersonalized" en el campo "Collection profile".<text:line-break/> - Pasos:</text:p>
      <text:p text:style-name="P26"><text:s/>-<text:span text:style-name="T13">Paso 1: Marcar los checkbox que deseemos recopilar.</text:span><text:line-break/> - Paso <text:span text:style-name="T13">2</text:span>: Definir ruta de salida.</text:p>
      <text:p text:style-name="P26"><text:s/>- Paso <text:span text:style-name="T13">3</text:span>: <text:span text:style-name="T13">Pulsar el botón Recopilar y esperar a que termine el proceso.</text:span></text:p>
      <text:p text:style-name="P13"><text:s/>- Paso <text:span text:style-name="T13">4</text:span>: Descomprimir el fichero<text:line-break/> - **PASSED**</text:p>
      <text:p text:style-name="P13"/>
      <text:p text:style-name="P11"/>
      <text:p text:style-name="P19">-- FUN-00<text:span text:style-name="T6">5</text:span>:<text:line-break/> - Nombre: Valor "threat detection" en el campo "Collection profile"<text:line-break/> - Pasos: </text:p>
      <text:p text:style-name="P19"><text:s/>-<text:span text:style-name="T8">Paso 1: Seleccionar el valor "threat detection" en el campo "Collection profile"</text:span><text:line-break/> - Paso <text:span text:style-name="T8">2</text:span>: Definir ruta de salida</text:p>
      <text:p text:style-name="P26"><text:s/>- Paso <text:span text:style-name="T8">3</text:span>: <text:span text:style-name="T13">Pulsar el botón Recopilar y esperar a que termine el proceso.</text:span></text:p>
      <text:p text:style-name="P13">- Paso <text:span text:style-name="T8">4</text:span>: Descomprimir el fichero<text:line-break/> - **<text:span text:style-name="T7">FAIL</text:span>ED**</text:p>
      <text:p text:style-name="P13"/>
      <text:p text:style-name="P14">– <text:span text:style-name="T7">BUG-001:</text:span></text:p>
      <text:p text:style-name="P14"/>
      <text:p text:style-name="P14">– <text:span text:style-name="T7">FUN-005</text:span></text:p>
      <text:p text:style-name="P14"><text:span text:style-name="T7">Description: El software vuelve a requerir la ruta donde se van a guardar los archivos cuando ya se le ha especificado en el campo “Save archive as”.</text:span></text:p>
      <text:p text:style-name="P15"><text:span text:style-name="T8">Pasos</text:span>: </text:p>
      <text:p text:style-name="P19"><text:s/>- Pasos <text:span text:style-name="T10">para reproducirlo</text:span>: </text:p>
      <text:p text:style-name="P19"><text:soft-page-break/><text:s/>-<text:span text:style-name="T8">Paso 1: Seleccionar el valor "threat detection" en el campo "Collection profile"</text:span><text:line-break/> - Paso <text:span text:style-name="T8">2</text:span>: Definir ruta de salida</text:p>
      <text:p text:style-name="P18">- Paso <text:span text:style-name="T8">3</text:span>: <text:span text:style-name="T13">Pulsar el botón Recopilar y esperar a que termine el proceso.</text:span></text:p>
      <text:p text:style-name="P16">- <text:span text:style-name="T10">Paso 4: Descomprimir el fichero</text:span></text:p>
      <text:p text:style-name="P21">Expected: Que no te vuelva a pedir la ruta de salida ya que está especificada en el campo “Save archive as”</text:p>
      <text:p text:style-name="P21">Obtained result: Pide la ruta de salida entre el paso 3 y el paso 4.</text:p>
      <text:p text:style-name="P21"/>
      <text:p text:style-name="P21"/>
      <text:p text:style-name="P25">-- FUN-00<text:span text:style-name="T12">6</text:span>:<text:line-break/> - Nombre: Valor "threat detection" en el campo "Collection profile"<text:line-break/> - Pasos: </text:p>
      <text:p text:style-name="P25"><text:s/>-<text:span text:style-name="T8">Paso 1: Seleccionar el valor "threat detection" en el campo "Collection profile"</text:span><text:line-break/> - Paso <text:span text:style-name="T8">2</text:span>: Definir ruta de salida</text:p>
      <text:p text:style-name="P25"><text:s/>- Paso <text:span text:style-name="T8">3</text:span>: <text:span text:style-name="T6">Clickar en el botón Recopilar</text:span></text:p>
      <text:p text:style-name="P25">- Paso <text:span text:style-name="T8">4</text:span>: Descomprimir el fichero<text:line-break/> - **<text:span text:style-name="T7">FAIL</text:span>ED**</text:p>
      <text:p text:style-name="P25"/>
      <text:p text:style-name="P25">– <text:span text:style-name="T7">BUG-002:</text:span></text:p>
      <text:p text:style-name="P25"/>
      <text:p text:style-name="P25">– <text:span text:style-name="T7">FUN-006</text:span></text:p>
      <text:p text:style-name="P25"><text:span text:style-name="T7">Description: El software vuelve a requerir la ruta donde se van a guardar los archivos cuando ya se le ha especificado en el campo “Save archive as”.</text:span></text:p>
      <text:p text:style-name="P17"><text:span text:style-name="T8">Pasos</text:span>: </text:p>
      <text:p text:style-name="P25"><text:s/>- Pasos <text:span text:style-name="T10">para reproducirlo</text:span>: </text:p>
      <text:p text:style-name="P25"><text:s/>-<text:span text:style-name="T8">Paso 1: Seleccionar el valor "threat detection" en el campo "Collection profile"</text:span><text:line-break/> - Paso <text:span text:style-name="T8">2</text:span>: Definir ruta de salida</text:p>
      <text:p text:style-name="P18">- Paso <text:span text:style-name="T8">3</text:span>: <text:span text:style-name="T13">Pulsar el botón Recopilar y esperar a que termine el proceso.</text:span></text:p>
      <text:p text:style-name="P17">- <text:span text:style-name="T10">Paso 4: Descomprimir el fichero</text:span></text:p>
      <text:p text:style-name="P22">Expected: Que no te vuelva a pedir la ruta de salida ya que está especificada en el campo “Save archive as”</text:p>
      <text:p text:style-name="P22">Obtained result: Pide la ruta de salida entre el paso 3 y el paso 4.</text:p>
      <text:p text:style-name="P22"/>
      <text:p text:style-name="P22"/>
      <text:p text:style-name="P26">- FUN-00<text:span text:style-name="T13">7</text:span>:<text:line-break/> - Nombre: Valor “<text:span text:style-name="T13">1”, “5” ,”30” o “60”</text:span> en el campo "<text:span text:style-name="T13">Recorded age limit [days]</text:span>".<text:line-break/> - Pasos:</text:p>
      <text:p text:style-name="P26"><text:s/>-<text:span text:style-name="T14">Paso 1: Definir el limite de antigüedad de los registros deseado</text:span></text:p>
      <text:p text:style-name="P26"><text:s/>- Paso <text:span text:style-name="T14">2</text:span>: Definir ruta de salida.</text:p>
      <text:p text:style-name="P26"><text:s/>- Paso <text:span text:style-name="T14">3</text:span>: <text:span text:style-name="T13">Pulsar el botón Recopilar y esperar a que termine el proceso.</text:span></text:p>
      <text:p text:style-name="P27">- Paso <text:span text:style-name="T14">4</text:span>: Descomprimir el fichero</text:p>
      <text:p text:style-name="P27">- <text:span text:style-name="T15">Paso 5: Revisar que los datos recopilados correspondan al limite de antigüedad seleccionado.</text:span><text:line-break/> - **PASSED**</text:p>
      <text:p text:style-name="P26"/>
      <text:p text:style-name="P27">- FUN-00<text:span text:style-name="T15">8</text:span>:<text:line-break/> - Nombre: Valor “<text:span text:style-name="T15">Binario original desde disco” o “Binario filtrado</text:span> en el campo "ESET Log Collection Mode".<text:line-break/> - Pasos:</text:p>
      <text:p text:style-name="P27"><text:s/>-<text:span text:style-name="T14">Paso 1: Definir el modo de recolección de registros.</text:span></text:p>
      <text:p text:style-name="P27"><text:s/>- Paso <text:span text:style-name="T14">2</text:span>: Definir ruta de salida.</text:p>
      <text:p text:style-name="P27">- Paso <text:span text:style-name="T14">3</text:span>: <text:span text:style-name="T13">Pulsar el botón Recopilar y esperar a que termine el proceso.</text:span></text:p>
      <text:p text:style-name="P27">- Paso <text:span text:style-name="T14">4</text:span>: Descomprimir el fichero.</text:p>
      <text:p text:style-name="P27"><text:soft-page-break/>- <text:span text:style-name="T15">Paso 5: Revisar que los datos recopilados correspondan al modo de recolección seleccionado.</text:span><text:line-break/> - **PASSED**</text:p>
      <text:p text:style-name="P26"/>
      <text:p text:style-name="P26"/>
      <text:p text:style-name="P22">--FUN-00<text:span text:style-name="T13">9</text:span>: </text:p>
      <text:p text:style-name="P22">Description: <text:span text:style-name="T11">Cancelar la recopilación por medio del botón Cancelar; que aparece superpuesto al de Recopilar, mientras se recopila.</text:span></text:p>
      <text:p text:style-name="P24">-Paso 1: Iniciar la Recopilación pulsando el botón Recopilar.</text:p>
      <text:p text:style-name="P24">-Paso 2: Cancelar la Recopilación pulsando el botón Cancelar.</text:p>
      <text:p text:style-name="P24">-Paso 3: Confirmar en la ventana emergente que queremos cancelar la recopilación.</text:p>
      <text:p text:style-name="P24">- **PASSED**</text:p>
      <text:p text:style-name="P24"/>
      <text:p text:style-name="P24"/>
      <text:p text:style-name="P1">Considering the 4 hours available for the task, I have decided to organize the tests into 2 groups:</text:p>
      <text:list xml:id="list577323085" text:style-name="L1">
        <text:list-item>
          <text:list>
            <text:list-item>
              <text:p text:style-name="P2">UI Tests: Interact with each and every visual element.</text:p>
            </text:list-item>
            <text:list-item>
              <text:p text:style-name="P5">Functional Tests: Apply black box, white box, and gray box (as appropriate) to validate the application's functionality.</text:p>
            </text:list-item>
          </text:list>
        </text:list-item>
      </text:list>
      <text:h text:style-name="P9" text:outline-level="1"><text:span text:style-name="T15">##</text:span>Test Plan</text:h>
      <text:h text:style-name="P8" text:outline-level="2"><text:span text:style-name="T15">#</text:span>UI Tests</text:h>
      <text:list xml:id="list3876283311" text:style-name="L2">
        <text:list-item>
          <text:p text:style-name="P6">UI-001</text:p>
          <text:list>
            <text:list-item>
              <text:p text:style-name="P3">Name: Value "None" in the "Collection profile" field</text:p>
            </text:list-item>
            <text:list-item>
              <text:p text:style-name="P3">Description: The software should not generate a log report if the "Collection profile" field contains the value "None."</text:p>
            </text:list-item>
            <text:list-item>
              <text:p text:style-name="P3">Input Data: Collection profile = "None"</text:p>
            </text:list-item>
            <text:list-item>
              <text:p text:style-name="P3">Output Data: Informational message</text:p>
            </text:list-item>
            <text:list-item>
              <text:p text:style-name="P3">Expected Result: Alert indicating the impossibility of generating the report.</text:p>
            </text:list-item>
            <text:list-item>
              <text:p text:style-name="P3">Result Obtained: The "ESET Log Collector" window is displayed, including the message "No artifacts are selected."</text:p>
            </text:list-item>
            <text:list-item>
              <text:p text:style-name="P3">Status: <text:span text:style-name="T17">PASSED</text:span></text:p>
            </text:list-item>
            <text:list-item>
              <text:p text:style-name="P3">Bugs: N/A</text:p>
            </text:list-item>
          </text:list>
        </text:list-item>
        <text:list-item>
          <text:p text:style-name="P6">UI-002</text:p>
          <text:list>
            <text:list-item>
              <text:p text:style-name="P3">Name: Value "" in the "Save archive as" field</text:p>
            </text:list-item>
            <text:list-item>
              <text:p text:style-name="P3">Description: The software should not generate a log report if the "Save archive as" field contains the value "" (empty).</text:p>
            </text:list-item>
            <text:list-item>
              <text:p text:style-name="P3">Input Data: Save archive as = ""</text:p>
            </text:list-item>
            <text:list-item>
              <text:p text:style-name="P3">Output Data: Informational message</text:p>
            </text:list-item>
            <text:list-item>
              <text:p text:style-name="P3">Expected Result: Alert indicating the impossibility of generating the report.</text:p>
            </text:list-item>
            <text:list-item>
              <text:p text:style-name="P3">Result Obtained: The "ESET Log Collector" window is displayed, including the message "Destination name cannot be empty."</text:p>
            </text:list-item>
            <text:list-item>
              <text:p text:style-name="P3">Status: <text:span text:style-name="T17">PASSED</text:span></text:p>
            </text:list-item>
            <text:list-item>
              <text:p text:style-name="P3">Bugs: N/A</text:p>
            </text:list-item>
          </text:list>
        </text:list-item>
        <text:list-item>
          <text:p text:style-name="P6"><text:soft-page-break/>UI-003</text:p>
          <text:list>
            <text:list-item>
              <text:p text:style-name="P3">Name: Help Button (?)</text:p>
            </text:list-item>
            <text:list-item>
              <text:p text:style-name="P3">Description: The software should open a new tab in the browser with the link: (<text:a xlink:type="simple" xlink:href="https://help.eset.com/elc/4.9/en-US/" office:target-frame-name="_new" xlink:show="replace" text:style-name="Internet_20_link" text:visited-style-name="Visited_20_Internet_20_Link"><text:span text:style-name="T16">https://help.eset.com/elc/4.9/en-US/</text:span></text:a>)</text:p>
            </text:list-item>
            <text:list-item>
              <text:p text:style-name="P3">Input Data: Click on the Help button (?)</text:p>
            </text:list-item>
            <text:list-item>
              <text:p text:style-name="P3">Output Data: New tab opened in the browser with the link: (<text:a xlink:type="simple" xlink:href="https://help.eset.com/elc/4.9/en-US/" office:target-frame-name="_new" xlink:show="replace" text:style-name="Internet_20_link" text:visited-style-name="Visited_20_Internet_20_Link"><text:span text:style-name="T16">https://help.eset.com/elc/4.9/en-US/</text:span></text:a>)</text:p>
            </text:list-item>
            <text:list-item>
              <text:p text:style-name="P3">Expected Result: The browser opens a tab with the link: (<text:a xlink:type="simple" xlink:href="https://help.eset.com/elc/4.9/en-US/" office:target-frame-name="_new" xlink:show="replace" text:style-name="Internet_20_link" text:visited-style-name="Visited_20_Internet_20_Link"><text:span text:style-name="T16">https://help.eset.com/elc/4.9/en-US/</text:span></text:a>)</text:p>
            </text:list-item>
            <text:list-item>
              <text:p text:style-name="P3">Result Obtained: The browser tab opens correctly with the correct link: (<text:a xlink:type="simple" xlink:href="https://help.eset.com/elc/4.9/en-US/" office:target-frame-name="_new" xlink:show="replace" text:style-name="Internet_20_link" text:visited-style-name="Visited_20_Internet_20_Link"><text:span text:style-name="T16">https://help.eset.com/elc/4.9/en-US/</text:span></text:a>)</text:p>
            </text:list-item>
            <text:list-item>
              <text:p text:style-name="P3">Status: <text:span text:style-name="T17">PASSED</text:span></text:p>
            </text:list-item>
            <text:list-item>
              <text:p text:style-name="P3">Bugs: N/A</text:p>
            </text:list-item>
          </text:list>
        </text:list-item>
        <text:list-item>
          <text:p text:style-name="P6">UI-004</text:p>
          <text:list>
            <text:list-item>
              <text:p text:style-name="P3">Name: Test checkboxes</text:p>
            </text:list-item>
            <text:list-item>
              <text:p text:style-name="P3">Description: The software should allow selecting and deselecting checkboxes in the "Objects to collect" and "Protect archive with password" fields.</text:p>
            </text:list-item>
            <text:list-item>
              <text:p text:style-name="P3">Input Data: Click on checkboxes</text:p>
            </text:list-item>
            <text:list-item>
              <text:p text:style-name="P3">Output Data: Checkbox selection and deselection</text:p>
            </text:list-item>
            <text:list-item>
              <text:p text:style-name="P3">Expected Result: Checkboxes should be selectable and deselectable with a single click.</text:p>
            </text:list-item>
            <text:list-item>
              <text:p text:style-name="P3">Result Obtained: Checkboxes allow selection and deselection with a single click.</text:p>
            </text:list-item>
            <text:list-item>
              <text:p text:style-name="P3">Status: *PASSED*</text:p>
            </text:list-item>
            <text:list-item>
              <text:p text:style-name="P3">Bugs: N/A</text:p>
            </text:list-item>
          </text:list>
        </text:list-item>
        <text:list-item>
          <text:p text:style-name="P6">UI-005</text:p>
          <text:list>
            <text:list-item>
              <text:p text:style-name="P3">Name: Test dropdowns</text:p>
            </text:list-item>
            <text:list-item>
              <text:p text:style-name="P3">Description: The software should allow selecting various options in dropdown menus.</text:p>
            </text:list-item>
            <text:list-item>
              <text:p text:style-name="P3">Input Data: Different options within the dropdown</text:p>
            </text:list-item>
            <text:list-item>
              <text:p text:style-name="P3">Output Data: Change in the dropdown value to the selected value.</text:p>
            </text:list-item>
            <text:list-item>
              <text:p text:style-name="P3">Expected Result: The selected value should remain fixed in the input field.</text:p>
            </text:list-item>
            <text:list-item>
              <text:p text:style-name="P3">Result Obtained: The selected value remains fixed in the input field.</text:p>
            </text:list-item>
            <text:list-item>
              <text:p text:style-name="P3">Status: *PASSED*</text:p>
            </text:list-item>
            <text:list-item>
              <text:p text:style-name="P3">Bugs: N/A</text:p>
            </text:list-item>
          </text:list>
        </text:list-item>
        <text:list-item>
          <text:p text:style-name="P6">UI-006</text:p>
          <text:list>
            <text:list-item>
              <text:p text:style-name="P3">Name: Test input and (...) output path button</text:p>
            </text:list-item>
            <text:list-item>
              <text:p text:style-name="P3">Description: Clicking the button should allow selecting the output path, or you can manually enter it in the input field.</text:p>
            </text:list-item>
            <text:list-item>
              <text:p text:style-name="P3">Input Data: Click on the (...) button | Manually enter the path in the input field</text:p>
            </text:list-item>
            <text:list-item>
              <text:p text:style-name="P3">Output Data: Change in the input field according to the selection or manual entry.</text:p>
            </text:list-item>
            <text:list-item>
              <text:p text:style-name="P3"><text:soft-page-break/>Expected Result: The selected or manually entered value should remain fixed in the input field.</text:p>
            </text:list-item>
            <text:list-item>
              <text:p text:style-name="P3">Result Obtained: The selected or entered value remains fixed in the input field.</text:p>
            </text:list-item>
            <text:list-item>
              <text:p text:style-name="P3">Status: <text:span text:style-name="T17">PASSED</text:span></text:p>
            </text:list-item>
            <text:list-item>
              <text:p text:style-name="P3">Bugs: N/A</text:p>
            </text:list-item>
          </text:list>
        </text:list-item>
        <text:list-item>
          <text:p text:style-name="P6">UI-007:</text:p>
          <text:list>
            <text:list-item>
              <text:p text:style-name="P6">Name: Edit text in the "Operation log" field <text:span text:style-name="Strong_20_Emphasis"><text:span text:style-name="T16">SHOULD NOT HAPPEN</text:span></text:span></text:p>
            </text:list-item>
          </text:list>
        </text:list-item>
      </text:list>
      <text:h text:style-name="P8" text:outline-level="2"><text:span text:style-name="T15">#</text:span>Functional Tests</text:h>
      <text:list xml:id="list2155690032" text:style-name="L3">
        <text:list-item>
          <text:p text:style-name="P7">FUN-001:</text:p>
          <text:list>
            <text:list-item>
              <text:p text:style-name="P4">Name: Select "Protect archive by password" checkbox *<text:span text:style-name="Strong_20_Emphasis"><text:span text:style-name="T16">USING INCORRECT PASSWORD*</text:span></text:span></text:p>
            </text:list-item>
            <text:list-item>
              <text:p text:style-name="P4">Steps:</text:p>
              <text:list>
                <text:list-item>
                  <text:p text:style-name="P4">Step 1: Define the output path</text:p>
                </text:list-item>
                <text:list-item>
                  <text:p text:style-name="P4">Step 2: Click on "Protect archive by password"</text:p>
                </text:list-item>
                <text:list-item>
                  <text:p text:style-name="P4">Step 3: Verify the (i) icon</text:p>
                </text:list-item>
                <text:list-item>
                  <text:p text:style-name="P4">Step 4: Take note of the 'infected' password for decompressing the file</text:p>
                </text:list-item>
                <text:list-item>
                  <text:p text:style-name="P4">Step 5: Click the Collect button and wait for the process to complete.</text:p>
                </text:list-item>
                <text:list-item>
                  <text:p text:style-name="P4">Step 6: Decompress the file</text:p>
                </text:list-item>
                <text:list-item>
                  <text:p text:style-name="P4">Step 7: Enter 'detcefni' as the password for decompression</text:p>
                </text:list-item>
              </text:list>
            </text:list-item>
            <text:list-item>
              <text:p text:style-name="P4"><text:span text:style-name="Strong_20_Emphasis"><text:span text:style-name="T16">*FAILED*</text:span></text:span></text:p>
            </text:list-item>
          </text:list>
        </text:list-item>
        <text:list-item>
          <text:p text:style-name="P7">FUN-002:</text:p>
          <text:list>
            <text:list-item>
              <text:p text:style-name="P4">Name: Select "Protect archive by password" checkbox *<text:span text:style-name="Strong_20_Emphasis"><text:span text:style-name="T16">USING CORRECT *PASSWORD</text:span></text:span></text:p>
            </text:list-item>
            <text:list-item>
              <text:p text:style-name="P4">Steps:</text:p>
              <text:list>
                <text:list-item>
                  <text:p text:style-name="P4">Step 1: Define the output path</text:p>
                </text:list-item>
                <text:list-item>
                  <text:p text:style-name="P4">Step 2: Click on "Protect archive by password"</text:p>
                </text:list-item>
                <text:list-item>
                  <text:p text:style-name="P4">Step 3: Verify the (i) icon</text:p>
                </text:list-item>
                <text:list-item>
                  <text:p text:style-name="P4">Step 4: Take note of the 'infected' password for decompressing the file</text:p>
                </text:list-item>
                <text:list-item>
                  <text:p text:style-name="P4">Step 5: Click the Collect button and wait for the process to complete.</text:p>
                </text:list-item>
                <text:list-item>
                  <text:p text:style-name="P4">Step 6: Decompress the file</text:p>
                </text:list-item>
                <text:list-item>
                  <text:p text:style-name="P4">Step 7: Enter 'infected' as the password for decompression</text:p>
                </text:list-item>
              </text:list>
            </text:list-item>
            <text:list-item>
              <text:p text:style-name="P4"><text:span text:style-name="Strong_20_Emphasis"><text:span text:style-name="T16">PASSED</text:span></text:span></text:p>
            </text:list-item>
          </text:list>
        </text:list-item>
        <text:list-item>
          <text:p text:style-name="P7">FUN-003:</text:p>
          <text:list>
            <text:list-item>
              <text:p text:style-name="P4">Name: Value "Default" in the "Collection profile" field</text:p>
            </text:list-item>
            <text:list-item>
              <text:p text:style-name="P4">Steps:</text:p>
              <text:list>
                <text:list-item>
                  <text:p text:style-name="P4">Step 1: Define the output path</text:p>
                </text:list-item>
                <text:list-item>
                  <text:p text:style-name="P4">Step 2: Click the Collect button and wait for the process to complete.</text:p>
                </text:list-item>
                <text:list-item>
                  <text:p text:style-name="P4">Step 3: Decompress the file</text:p>
                </text:list-item>
              </text:list>
            </text:list-item>
            <text:list-item>
              <text:p text:style-name="P4"><text:soft-page-break/><text:span text:style-name="Strong_20_Emphasis"><text:span text:style-name="T16">PASSED</text:span></text:span></text:p>
            </text:list-item>
          </text:list>
        </text:list-item>
        <text:list-item>
          <text:p text:style-name="P7">FUN-004:</text:p>
          <text:list>
            <text:list-item>
              <text:p text:style-name="P4">Name: Value "Personalized" in the "Collection profile" field</text:p>
            </text:list-item>
            <text:list-item>
              <text:p text:style-name="P4">Steps:</text:p>
              <text:list>
                <text:list-item>
                  <text:p text:style-name="P4">Step 1: Check the checkboxes to be collected</text:p>
                </text:list-item>
                <text:list-item>
                  <text:p text:style-name="P4">Step 2: Define the output path</text:p>
                </text:list-item>
                <text:list-item>
                  <text:p text:style-name="P4">Step 3: Click the Collect button and wait for the process to complete.</text:p>
                </text:list-item>
                <text:list-item>
                  <text:p text:style-name="P4">Step 4: Decompress the file</text:p>
                </text:list-item>
              </text:list>
            </text:list-item>
            <text:list-item>
              <text:p text:style-name="P4"><text:span text:style-name="Strong_20_Emphasis"><text:span text:style-name="T16">PASSED</text:span></text:span></text:p>
            </text:list-item>
          </text:list>
        </text:list-item>
        <text:list-item>
          <text:p text:style-name="P7">FUN-005:</text:p>
          <text:list>
            <text:list-item>
              <text:p text:style-name="P4">Name: Value "threat detection" in the "Collection profile" field</text:p>
            </text:list-item>
            <text:list-item>
              <text:p text:style-name="P4">Steps:</text:p>
              <text:list>
                <text:list-item>
                  <text:p text:style-name="P4">Step 1: Select the value "threat detection" in the "Collection profile" field</text:p>
                </text:list-item>
                <text:list-item>
                  <text:p text:style-name="P4">Step 2: Define the output path</text:p>
                </text:list-item>
                <text:list-item>
                  <text:p text:style-name="P4">Step 3: Click the Collect button and wait for the process to complete.</text:p>
                </text:list-item>
                <text:list-item>
                  <text:p text:style-name="P4">Step 4: Decompress the file</text:p>
                </text:list-item>
              </text:list>
            </text:list-item>
            <text:list-item>
              <text:p text:style-name="P4"><text:span text:style-name="Strong_20_Emphasis"><text:span text:style-name="T16">FAILED</text:span></text:span></text:p>
            </text:list-item>
          </text:list>
        </text:list-item>
        <text:list-item>
          <text:p text:style-name="P7">BUG-001:</text:p>
        </text:list-item>
        <text:list-item>
          <text:p text:style-name="P7">FUN-005 Description: The software asks for the output path again when it has already been specified in the "Save archive as" field. Steps:</text:p>
          <text:list>
            <text:list-item>
              <text:p text:style-name="P4">Steps to reproduce:</text:p>
              <text:list>
                <text:list-item>
                  <text:p text:style-name="P4">Step 1: Select the value "threat detection" in the "Collection profile" field</text:p>
                </text:list-item>
                <text:list-item>
                  <text:p text:style-name="P4">Step 2: Define the output path</text:p>
                </text:list-item>
                <text:list-item>
                  <text:p text:style-name="P4">Step 3: Click the Collect button and wait for the process to complete.</text:p>
                </text:list-item>
                <text:list-item>
                  <text:p text:style-name="P4">Step 4: Decompress the file Expected: It should not ask for the output path again since it is specified in the "Save archive as" field. Obtained result: It asks for the output path between step 3 and step 4.</text:p>
                </text:list-item>
              </text:list>
            </text:list-item>
          </text:list>
        </text:list-item>
        <text:list-item>
          <text:p text:style-name="P7">FUN-006:</text:p>
          <text:list>
            <text:list-item>
              <text:p text:style-name="P4">Name: Value "threat detection" in the "Collection profile" field</text:p>
            </text:list-item>
            <text:list-item>
              <text:p text:style-name="P4">Steps:</text:p>
              <text:list>
                <text:list-item>
                  <text:p text:style-name="P4">Step 1: Select the value "threat detection" in the "Collection profile" field</text:p>
                </text:list-item>
                <text:list-item>
                  <text:p text:style-name="P4">Step 2: Define the output path</text:p>
                </text:list-item>
                <text:list-item>
                  <text:p text:style-name="P4">Step 3: Click the Collect button</text:p>
                </text:list-item>
                <text:list-item>
                  <text:p text:style-name="P4">Step 4: Decompress the file</text:p>
                </text:list-item>
              </text:list>
            </text:list-item>
            <text:list-item>
              <text:p text:style-name="P4"><text:span text:style-name="Strong_20_Emphasis"><text:span text:style-name="T16">*FAILED*</text:span></text:span></text:p>
            </text:list-item>
          </text:list>
        </text:list-item>
        <text:list-item>
          <text:p text:style-name="P7">BUG-002:</text:p>
        </text:list-item>
        <text:list-item>
          <text:p text:style-name="P7">FUN-006 Description: The software asks for the output path again when it has already been specified in the "Save archive as" field. Steps:</text:p>
          <text:list>
            <text:list-item>
              <text:p text:style-name="P4"><text:soft-page-break/>Steps to reproduce:</text:p>
              <text:list>
                <text:list-item>
                  <text:p text:style-name="P4">Step 1: Select the value "threat detection" in the "Collection profile" field</text:p>
                </text:list-item>
                <text:list-item>
                  <text:p text:style-name="P4">Step 2: Define the output path</text:p>
                </text:list-item>
                <text:list-item>
                  <text:p text:style-name="P4">Step 3: Click the Collect button and wait for the process to complete.</text:p>
                </text:list-item>
                <text:list-item>
                  <text:p text:style-name="P4">Step 4: Decompress the file Expected: It should not ask for the output path again since it is specified in the "Save archive as" field. Obtained result: It asks for the output path between step 3 and step 4.</text:p>
                </text:list-item>
              </text:list>
            </text:list-item>
          </text:list>
        </text:list-item>
        <text:list-item>
          <text:p text:style-name="P7">FUN-007:</text:p>
          <text:list>
            <text:list-item>
              <text:p text:style-name="P4">Name: Value "1," "5," "30," or "60" in the "Recorded age limit [days]" field</text:p>
            </text:list-item>
            <text:list-item>
              <text:p text:style-name="P4">Steps:</text:p>
              <text:list>
                <text:list-item>
                  <text:p text:style-name="P4">Step 1: Define the desired record age limit</text:p>
                </text:list-item>
                <text:list-item>
                  <text:p text:style-name="P4">Step 2: Define the output path.</text:p>
                </text:list-item>
                <text:list-item>
                  <text:p text:style-name="P4">Step 3: Click the Collect button and wait for the process to complete.</text:p>
                </text:list-item>
                <text:list-item>
                  <text:p text:style-name="P4">Step 4: Decompress the file</text:p>
                </text:list-item>
                <text:list-item>
                  <text:p text:style-name="P4">Step 5: Verify that the collected data corresponds to the selected age limit.</text:p>
                </text:list-item>
              </text:list>
            </text:list-item>
            <text:list-item>
              <text:p text:style-name="P4"><text:span text:style-name="Strong_20_Emphasis"><text:span text:style-name="T16">PASSED</text:span></text:span></text:p>
            </text:list-item>
          </text:list>
        </text:list-item>
        <text:list-item>
          <text:p text:style-name="P7">FUN-008:</text:p>
          <text:list>
            <text:list-item>
              <text:p text:style-name="P4">Name: Value "Original Binary from Disk" or "Filtered Binary" in the "ESET Log Collection Mode" field</text:p>
            </text:list-item>
            <text:list-item>
              <text:p text:style-name="P4">Steps:</text:p>
              <text:list>
                <text:list-item>
                  <text:p text:style-name="P4">Step 1: Define the log collection mode.</text:p>
                </text:list-item>
                <text:list-item>
                  <text:p text:style-name="P4">Step 2: Define the output path.</text:p>
                </text:list-item>
                <text:list-item>
                  <text:p text:style-name="P4">Step 3: Click the Collect button and wait for the process to complete.</text:p>
                </text:list-item>
                <text:list-item>
                  <text:p text:style-name="P4">Step 4: Decompress the file.</text:p>
                </text:list-item>
                <text:list-item>
                  <text:p text:style-name="P4">Step 5: Verify that the collected data corresponds to the selected collection mode.</text:p>
                </text:list-item>
              </text:list>
            </text:list-item>
            <text:list-item>
              <text:p text:style-name="P4"><text:span text:style-name="Strong_20_Emphasis"><text:span text:style-name="T16">PASSED</text:span></text:span></text:p>
            </text:list-item>
          </text:list>
        </text:list-item>
        <text:list-item>
          <text:p text:style-name="P7">FUN-009: Description: Cancel the collection using the Cancel button, which appears superimposed on the Collect button while collecting.</text:p>
          <text:list>
            <text:list-item>
              <text:p text:style-name="P4">Step 1: Start the Collection by clicking the Collect button.</text:p>
            </text:list-item>
            <text:list-item>
              <text:p text:style-name="P4">Step 2: Cancel the Collection by clicking the Cancel button.</text:p>
            </text:list-item>
            <text:list-item>
              <text:p text:style-name="P4">Step 3: Confirm in the pop-up window that you want to cancel the collection.</text:p>
            </text:list-item>
            <text:list-item>
              <text:p text:style-name="P7"><text:span text:style-name="Strong_20_Emphasis"><text:span text:style-name="T16">PASSED</text:span></text:span></text:p>
            </text:list-item>
          </text:list>
        </text:list-item>
      </text:list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5T18:11:38.844000000</meta:creation-date>
    <dc:date>2023-09-25T21:29:16.868000000</dc:date>
    <meta:editing-duration>PT23S</meta:editing-duration>
    <meta:editing-cycles>1</meta:editing-cycles>
    <meta:generator>Trio_Office/6.2.8.2$Windows_x86 LibreOffice_project/</meta:generator>
    <meta:document-statistic meta:table-count="0" meta:image-count="0" meta:object-count="0" meta:page-count="9" meta:paragraph-count="220" meta:word-count="2688" meta:character-count="15606" meta:non-whitespace-character-count="13112"/>
  </office:meta>
</office:document-meta>
</file>